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Thorndale" svg:font-family="Thorndale" style:font-family-generic="roman"/>
    <style:font-face style:name="Arial Black" svg:font-family="'Arial Black'"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language="es" fo:country="AR" officeooo:paragraph-rsid="001e0fd4"/>
    </style:style>
    <style:style style:name="P2" style:family="paragraph" style:parent-style-name="Heading_20_1">
      <loext:graphic-properties draw:fill="solid" draw:fill-color="#6666ff" draw:opacity="100%"/>
      <style:paragraph-properties fo:background-color="#6666ff"/>
      <style:text-properties style:font-name="Thorndale" fo:language="es" fo:country="AR"/>
    </style:style>
    <style:style style:name="P3" style:family="paragraph" style:parent-style-name="Text_20_body" style:list-style-name="L1">
      <style:text-properties fo:language="es" fo:country="AR" officeooo:paragraph-rsid="001e0fd4"/>
    </style:style>
    <style:style style:name="P4" style:family="paragraph" style:parent-style-name="Text_20_body" style:list-style-name="L1">
      <style:paragraph-properties fo:margin-top="0in" fo:margin-bottom="0in" loext:contextual-spacing="false"/>
      <style:text-properties fo:language="es" fo:country="AR" officeooo:paragraph-rsid="001e0fd4"/>
    </style:style>
    <style:style style:name="P5" style:family="paragraph" style:parent-style-name="Text_20_body" style:list-style-name="L1">
      <style:paragraph-properties fo:margin-top="0in" fo:margin-bottom="0in" loext:contextual-spacing="false"/>
      <style:text-properties fo:language="es" fo:country="AR" officeooo:paragraph-rsid="002e6ecb"/>
    </style:style>
    <style:style style:name="P6" style:family="paragraph" style:parent-style-name="Text_20_body" style:list-style-name="L1">
      <style:paragraph-properties fo:margin-top="0in" fo:margin-bottom="0in" loext:contextual-spacing="false"/>
      <style:text-properties fo:language="es" fo:country="AR" officeooo:paragraph-rsid="002f2943"/>
    </style:style>
    <style:style style:name="P7" style:family="paragraph" style:parent-style-name="Text_20_body" style:list-style-name="L1">
      <style:paragraph-properties fo:margin-top="0in" fo:margin-bottom="0in" loext:contextual-spacing="false"/>
      <style:text-properties fo:language="es" fo:country="AR" officeooo:paragraph-rsid="002f3875"/>
    </style:style>
    <style:style style:name="P8" style:family="paragraph" style:parent-style-name="Text_20_body" style:list-style-name="L1">
      <style:paragraph-properties fo:margin-top="0in" fo:margin-bottom="0in" loext:contextual-spacing="false"/>
      <style:text-properties fo:language="es" fo:country="AR" officeooo:paragraph-rsid="002f6222"/>
    </style:style>
    <style:style style:name="P9" style:family="paragraph" style:parent-style-name="Text_20_body" style:list-style-name="L1">
      <style:paragraph-properties fo:margin-top="0in" fo:margin-bottom="0in" loext:contextual-spacing="false"/>
      <style:text-properties fo:language="es" fo:country="AR" officeooo:paragraph-rsid="0031d83f"/>
    </style:style>
    <style:style style:name="P10" style:family="paragraph" style:parent-style-name="Text_20_body" style:list-style-name="L1">
      <style:paragraph-properties fo:margin-top="0in" fo:margin-bottom="0in" loext:contextual-spacing="false"/>
      <style:text-properties fo:language="es" fo:country="AR" officeooo:paragraph-rsid="00355560"/>
    </style:style>
    <style:style style:name="P11" style:family="paragraph" style:parent-style-name="Text_20_body" style:list-style-name="L1">
      <style:paragraph-properties fo:margin-top="0in" fo:margin-bottom="0in" loext:contextual-spacing="false"/>
      <style:text-properties fo:language="es" fo:country="AR" officeooo:paragraph-rsid="0037e0e2"/>
    </style:style>
    <style:style style:name="P12" style:family="paragraph" style:parent-style-name="Text_20_body" style:list-style-name="L1" style:master-page-name="">
      <loext:graphic-properties draw:fill="none"/>
      <style:paragraph-properties fo:margin-left="0in" fo:margin-right="0.1201in" fo:margin-top="0.1181in" fo:margin-bottom="0.1181in" loext:contextual-spacing="false" fo:line-height="120%" fo:text-indent="0.1201in" style:auto-text-indent="false" style:page-number="auto" fo:background-color="transparent" style:writing-mode="page"/>
      <style:text-properties fo:language="es" fo:country="AR" officeooo:paragraph-rsid="001e0fd4"/>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e6ecb"/>
    </style:style>
    <style:style style:name="T4" style:family="text">
      <style:text-properties fo:font-weight="bold" officeooo:rsid="003eb1c6"/>
    </style:style>
    <style:style style:name="T5" style:family="text">
      <style:text-properties fo:font-weight="bold" officeooo:rsid="003f4ef5"/>
    </style:style>
    <style:style style:name="T6" style:family="text">
      <style:text-properties fo:font-style="italic"/>
    </style:style>
    <style:style style:name="T7" style:family="text">
      <style:text-properties officeooo:rsid="002a56da"/>
    </style:style>
    <style:style style:name="T8" style:family="text">
      <style:text-properties officeooo:rsid="002cc3c2"/>
    </style:style>
    <style:style style:name="T9" style:family="text">
      <style:text-properties officeooo:rsid="002df2f1"/>
    </style:style>
    <style:style style:name="T10" style:family="text">
      <style:text-properties officeooo:rsid="002e6ecb"/>
    </style:style>
    <style:style style:name="T11" style:family="text">
      <style:text-properties officeooo:rsid="002f2943"/>
    </style:style>
    <style:style style:name="T12" style:family="text">
      <style:text-properties officeooo:rsid="002f3875"/>
    </style:style>
    <style:style style:name="T13" style:family="text">
      <style:text-properties officeooo:rsid="002f6222"/>
    </style:style>
    <style:style style:name="T14" style:family="text">
      <style:text-properties officeooo:rsid="0030286c"/>
    </style:style>
    <style:style style:name="T15" style:family="text">
      <style:text-properties officeooo:rsid="00303db2"/>
    </style:style>
    <style:style style:name="T16" style:family="text">
      <style:text-properties officeooo:rsid="0031d83f"/>
    </style:style>
    <style:style style:name="T17" style:family="text">
      <style:text-properties officeooo:rsid="0033084d"/>
    </style:style>
    <style:style style:name="T18" style:family="text">
      <style:text-properties officeooo:rsid="0034e27c"/>
    </style:style>
    <style:style style:name="T19" style:family="text">
      <style:text-properties officeooo:rsid="00355560"/>
    </style:style>
    <style:style style:name="T20" style:family="text">
      <style:text-properties fo:language="es" fo:country="ES"/>
    </style:style>
    <style:style style:name="T21" style:family="text">
      <style:text-properties officeooo:rsid="0036a6a0"/>
    </style:style>
    <style:style style:name="T22" style:family="text">
      <style:text-properties officeooo:rsid="00379da8"/>
    </style:style>
    <style:style style:name="T23" style:family="text">
      <style:text-properties officeooo:rsid="0037e0e2"/>
    </style:style>
    <style:style style:name="T24" style:family="text">
      <style:text-properties officeooo:rsid="0038996d"/>
    </style:style>
    <style:style style:name="T25" style:family="text">
      <style:text-properties officeooo:rsid="003974b4"/>
    </style:style>
    <style:style style:name="T26" style:family="text">
      <style:text-properties officeooo:rsid="003a33f7"/>
    </style:style>
    <style:style style:name="T27" style:family="text">
      <style:text-properties officeooo:rsid="003b5c7d"/>
    </style:style>
    <style:style style:name="T28" style:family="text">
      <style:text-properties officeooo:rsid="003dd309"/>
    </style:style>
    <style:style style:name="T29" style:family="text">
      <style:text-properties officeooo:rsid="003e1d36"/>
    </style:style>
    <style:style style:name="T30" style:family="text">
      <style:text-properties officeooo:rsid="003f4ef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8<text:tab/>Glosario </text:h>
      <text:p text:style-name="P1"><text:span text:style-name="T7">La terminología</text:span> de Linux puede ser confusa y frustrante a primer<text:span text:style-name="T7">a</text:span> vista, entonces este Glosario contiene una lista de los términos utilizados en este manual para ayudar<text:span text:style-name="T7">le</text:span> en un buen comienzo.</text:p>
      <text:list xml:id="list203666919" text:style-name="L1">
        <text:list-item>
          <text:p text:style-name="P4"><text:span text:style-name="T1">applet</text:span>=miniaplicación: Un programa diseñado para ejecutarse desde otra aplicación. A diferencia de un<text:span text:style-name="T7">a</text:span> aplicación, los applets no se pueden ejecutar directamente desde el sistema operativo.</text:p>
        </text:list-item>
        <text:list-item>
          <text:p text:style-name="P4"><text:span text:style-name="T1">backend</text:span>: También /back-end./ El backend incluye varios componentes de un programa que procesa la entrada que el usuario entro por el frontend. Ver <text:span text:style-name="T2">frontend</text:span>.</text:p>
        </text:list-item>
        <text:list-item>
          <text:p text:style-name="P4"><text:span text:style-name="T1">backport:</text:span> <text:span text:style-name="T29">Una</text:span> nueva versi<text:span text:style-name="T28">ón</text:span> de <text:span text:style-name="T29">un</text:span> paquete que han sido <text:span text:style-name="T28">re-compilado</text:span> para ejecutar en una versión de una distribución anterior para mantenerla al día.</text:p>
        </text:list-item>
        <text:list-item>
          <text:p text:style-name="P4"><text:span text:style-name="T1">BASH</text:span>: El shell predeterminado (interprete de la línea de comando) en la mayoría de sistemas de Linux, y también en Mac OS X, BASH es un acrónimo para Bourne-Again-SHell. </text:p>
        </text:list-item>
        <text:list-item>
          <text:p text:style-name="P4"><text:span text:style-name="T1">BitTorrent</text:span>: También /bit torrent/ o /torrent./ Un método inventado por Bram Cohen para distribuir ficheros grandes sin la necesidad de que un solo individuo t<text:span text:style-name="T8">enga</text:span> que proveer el hardware <text:span text:style-name="T8">y</text:span> <text:span text:style-name="T8">alojamiento;</text:span> <text:span text:style-name="T8">se requiere buen</text:span> ancho de banda.</text:p>
        </text:list-item>
        <text:list-item>
          <text:p text:style-name="P4"><text:span text:style-name="T1">boot block</text:span>: Un área de<text:span text:style-name="T8">l</text:span> disco fuera del MBR que tiene información para cargar el sistema operativo que se necesita para iniciar una computadora.</text:p>
        </text:list-item>
        <text:list-item>
          <text:p text:style-name="P4"><text:span text:style-name="T1">bootloader</text:span>: Programa que inicialmente e<text:span text:style-name="T8">li</text:span>ge un sistema operativo a cargar después que el BIOS ha completado <text:span text:style-name="T8">de </text:span>inicia<text:span text:style-name="T8">r</text:span> el hardware. Extremadamente pequeño en tamaño, la única tarea del bootloader es pasar <text:span text:style-name="T8">el </text:span>control del computador al kernel del sistema operativo. Bootloaders avanzad<text:span text:style-name="T8">o</text:span>s ofrece<text:span text:style-name="T8">n</text:span> un menú para e<text:span text:style-name="T8">legi</text:span>r entre varios sistemas operativos instalados.</text:p>
        </text:list-item>
        <text:list-item>
          <text:p text:style-name="P4"><text:span text:style-name="T1">chainloading</text:span>: <text:span text:style-name="T8">También</text:span> /chain loading./ <text:span text:style-name="T8">(carga en cadena) </text:span>En vez de cargar directamente un sistema operativo, un gestor de arranque como GRUB puede utilizar chain loading para pasar <text:span text:style-name="T8">el </text:span>control del mismo hacia un sector de arranque en un<text:span text:style-name="T8">a</text:span> partición del disco duro. El sector de inicio <text:span text:style-name="T8">de </text:span>destino esta cargad<text:span text:style-name="T8">o</text:span> desde el disco (reemplazando el sector del cual el gestor de arranque mismo fue cargado) y <text:span text:style-name="T8">el</text:span> nuev<text:span text:style-name="T9">o</text:span> código de sector de inicio <text:span text:style-name="T9">de </text:span>destino es ejecutado. Adicionalmente <text:span text:style-name="T9">y</text:span> cuando sea necesari<text:span text:style-name="T9">o</text:span>, como iniciar Windows desde GRUB, la ventaja de chainloading es que cada sistema operativo en el disco duro --y pueden ser docenas-- pueden ser responsable <text:span text:style-name="T9">de</text:span> tener los datos correctos en su propio sector de inicio. Así, <text:span text:style-name="T9">el </text:span>GRUB que reside en el MBR no necesita ser reescrito cada vez que hay algunos cambios. <text:span text:style-name="T9">El </text:span>GRUB puede sencillamente <text:span text:style-name="T9">encadenar</text:span> la información relevante desde el sector de arranque de una partición especificada sin importar si ha cambiado o es<text:span text:style-name="T9">tá</text:span> en el mismo lugar desde <text:span text:style-name="T9">el</text:span> ultim<text:span text:style-name="T9">o</text:span> arranque.</text:p>
        </text:list-item>
        <text:list-item>
          <text:p text:style-name="P4"><text:span text:style-name="T1">cheat code</text:span>: Códigos que pueden ser usad<text:span text:style-name="T9">os</text:span> para cambiar el comportamiento cuando se <text:span text:style-name="T9">inicia</text:span> desde un LiveMedio/USB/DVD. <text:span text:style-name="T9">Son</text:span> usad<text:span text:style-name="T9">o</text:span>s para pasar opciones al MX Linux sistema operativo para configurar parámetros para ambientes particulares.</text:p>
        </text:list-item>
        <text:list-item>
          <text:p text:style-name="P4"><text:span text:style-name="T1">command line interface (CLI)</text:span>: También conocid<text:span text:style-name="T9">a</text:span> como consola, terminal, indicador de la línea de comando, shell, o bash. Este es un<text:span text:style-name="T9">a</text:span> interfaz de texto <text:span text:style-name="T9">al</text:span> estilo de UNIX, que fue <text:span text:style-name="T9">la</text:span> base del diseño de MS-DOS. Un consola root es un<text:span text:style-name="T9">a</text:span> donde los privilegios del administrador han sido adquirido<text:span text:style-name="T9">s</text:span> después de entrar <text:span text:style-name="T9">la</text:span> clave de root.</text:p>
        </text:list-item>
        <text:list-item>
          <text:p text:style-name="P5"><text:soft-page-break/><text:span text:style-name="T2">desktop environment</text:span>: El software que provee un escritorio gráfico (ventanas, iconos, escritorio, barra de tareas, etcétera) para el usuario de un sistema operativo.</text:p>
        </text:list-item>
        <text:list-item>
          <text:p text:style-name="P4"><text:span text:style-name="T1">disk image</text:span>: Un fichero que contiene el contenido y estructura complet<text:span text:style-name="T10">a</text:span> de un medio de almacenamiento de datos o un dispositivo como un<text:span text:style-name="T10">a</text:span> unidad de disco o un DVD. <text:line-break/>Ver también <text:span text:style-name="T2">ISO</text:span>.</text:p>
        </text:list-item>
        <text:list-item>
          <text:p text:style-name="P4"><text:span text:style-name="T1">Distribution</text:span>: Una distribución de Linux, o <text:span text:style-name="T1">distro</text:span>, es un conjunto de paquetes en particular de un kernel de Linux, con varios paquetes de software GNU, y diferentes escritorios o gestores de venta<text:span text:style-name="T10">na</text:span>s. Así que --a diferencia de<text:span text:style-name="T10">l</text:span> código propietario como <text:span text:style-name="T10">el </text:span>utilizado en los sistemas operativos de Microsoft y Apple-- GNU/Linux es Libre y Gratis, Software de Código Abierto, literalmente cualquiera en el mundo que t<text:span text:style-name="T10">enga</text:span> la habilidad puede construir libremente <text:span text:style-name="T10">sobre</text:span> lo que ha sido realizado e innovar una nueva <text:span text:style-name="T14">versión</text:span> de un sistema operativo de GNU/Linux. MX Linux es un distro basada en la familia de Debian Linux.</text:p>
        </text:list-item>
        <text:list-item>
          <text:p text:style-name="P6"><text:span text:style-name="T3">File system</text:span>: <text:s/>sistema de <text:span text:style-name="T11">ficheros</text:span>. Esto se refiere a la forma en que los ficheros y las carpetas son lógicamente organizados en los dispositivos de almacenamiento de una computadora para que puedan ser encontrados por el sistema operativo. También se puede referir al tipo de formato en un dispositivo de almacenamiento, como el <text:span text:style-name="T11">f</text:span>ormato común <text:span text:style-name="T11">de </text:span>Windows NTFS y FAT32, o los formatos Linux ext3, ext4 o ReiserFS, y en este sentido se refiere al método realmente utilizado para codificar datos binarios en el disco duro, <text:span text:style-name="T14">u</text:span>nidad <text:span text:style-name="T14">de</text:span> disquete, unidad flash, etc.</text:p>
        </text:list-item>
        <text:list-item>
          <text:p text:style-name="P4"><text:span text:style-name="T1">firmware</text:span>. Los pequeños programas y estructuras de datos que controla<text:span text:style-name="T12">n</text:span> internamente los componentes electrónic<text:span text:style-name="T12">o</text:span>s.</text:p>
        </text:list-item>
        <text:list-item>
          <text:p text:style-name="P7"><text:span text:style-name="T1">free-as-in-speech</text:span>: La palabra en inglés "free" tiene dos significados posibles: 1) sin costo y 2) sin restricciones. En parte de la comunidad de software de código abierto, una analogía usad<text:span text:style-name="T12">a</text:span> para explicar la diferencia es 1) "free=gratis" como en cerveza gratis vs 2) "free=libre" como en expresión. La palabra /freeware/ es utilizad<text:span text:style-name="T12">a</text:span> universalmente para referir<text:span text:style-name="T12">se</text:span> a software que simplemente no tiene costo, mientras que <text:span text:style-name="T12">la</text:span> frase /free software/ vagamente <text:span text:style-name="T12">se </text:span>refiere a software que es mejor llama<text:span text:style-name="T12">rlo</text:span> software de código abierto, licenciad<text:span text:style-name="T12">o</text:span> bajo algún tipo de licencia de "open source=código libre".</text:p>
        </text:list-item>
        <text:list-item>
          <text:p text:style-name="P4"><text:span text:style-name="T1">frontend</text:span>: El frontend es <text:span text:style-name="T12">la</text:span> parte de un sistema de software que interacciona directamente con el usuario. Ver también backend.</text:p>
        </text:list-item>
        <text:list-item>
          <text:p text:style-name="P4"><text:span text:style-name="T1">GPL</text:span>: La Licencia P<text:span text:style-name="T12">ú</text:span>blic<text:span text:style-name="T12">a</text:span> General de GNU. Es una licencia bajo l<text:span text:style-name="T12">a</text:span> cual muchas aplicaciones de código abierto están publicadas. Se especifica que puede visualizar, modificar y redistribuir el código fuente de aplicaciones publicad<text:span text:style-name="T12">as</text:span> bajo el, dentro de algun<text:span text:style-name="T12">o</text:span>s l<text:span text:style-name="T12">í</text:span>mites; pero no puede distribuir el código ejecutable sin además distribuir el código fuente a cualquiera que lo pid<text:span text:style-name="T12">a</text:span>. </text:p>
        </text:list-item>
        <text:list-item>
          <text:p text:style-name="P4"><text:span text:style-name="T1">Graphical User Interface (GUI) </text:span>Interfaz Gráfica de Usuario: Est<text:span text:style-name="T12">o se</text:span> refiere a un programa o interfaz de<text:span text:style-name="T12">l</text:span> sistema operativo que utiliza imágenes (iconos, ventanas, etc.), en vez de un<text:span text:style-name="T12">a</text:span> interfaz de puro texto (interfaz de línea de comando<text:span text:style-name="T12">s</text:span>).</text:p>
        </text:list-item>
        <text:list-item>
          <text:p text:style-name="P8"><text:span text:style-name="T1">home directory</text:span>: Uno de los 17 directorios de nivel superior que se ramifican desde el directorio raíz; en MX Linux, /home contiene un subdirectorio para cada usuario registrado del sistema. Dentro <text:span text:style-name="T13">de </text:span>cada directorio los usuarios tiene privilegios de lectura/escritura completos. Además, la mayoría de ficheros de configuración espec<text:span text:style-name="T12">í</text:span>fica <text:span text:style-name="T14">de</text:span>l usuario para los varios programas instalad<text:span text:style-name="T14">o</text:span>s están almacenad<text:span text:style-name="T14">os</text:span> en subcarpetas dentro de la carpeta /home/nombreusuario --como e<text:span text:style-name="T14">l</text:span> correo electrónico descargad<text:span text:style-name="T14">o</text:span>. Otros <text:span text:style-name="T14">fichero</text:span>s descargad<text:span text:style-name="T14">o</text:span>s <text:soft-page-break/>usualmente <text:span text:style-name="T14">van</text:span> de manera predeterminada a los carpetas home/username/Documents o /home/username/Desktop. </text:p>
        </text:list-item>
        <text:list-item>
          <text:p text:style-name="P4"><text:span text:style-name="T1">IMAP</text:span>: El Internet Message Access Protocol=Protocolo de Acceso a Mensajes de Internet, es un protocolo que permite <text:span text:style-name="T15">a </text:span>un cliente de correo electrónico acceder a un servidor de correo remoto. <text:s/>Admite modos de operación tanto en línea como fuera de línea.</text:p>
        </text:list-item>
        <text:list-item>
          <text:p text:style-name="P4"><text:span text:style-name="T1">interface</text:span>: Un punto de interacción entre componentes del computador, a veces se refiere al enlace entre un computador y una red. Ejemplos de nombres de interfaz en MX Linux incluye <text:span text:style-name="T1">WLAN</text:span> (wireless=inalámbrico) y <text:span text:style-name="T1">eth0 </text:span>(basic wired=cableado). </text:p>
        </text:list-item>
        <text:list-item>
          <text:p text:style-name="P4"><text:span text:style-name="T1">IRC</text:span>: Internet Relay Chat, un protocolo anterior para el intercambio de mensajes de texto.</text:p>
        </text:list-item>
        <text:list-item>
          <text:p text:style-name="P4"><text:span text:style-name="T1">ISO</text:span>: Un<text:span text:style-name="T16">a</text:span> imagen de un disco siguiendo un estándar internacional que contiene ficheros de datos y meta-datos del sistema de ficheros, incluyendo código de arranque, estructuras y atributos. Este es el método normal para distribuir versiones de Linux, como MX Linux <text:span text:style-name="T16">en la</text:span> Internet. Ver también <text:span text:style-name="T1">disk image</text:span>.</text:p>
        </text:list-item>
        <text:list-item>
          <text:p text:style-name="P4"><text:span text:style-name="T1">kernel</text:span>: La capa de software de un sistema operativo que interactúa directamente con el hardware.</text:p>
        </text:list-item>
        <text:list-item>
          <text:p text:style-name="P9"><text:span text:style-name="T1">LiveCD/DVD</text:span>: Un disco compacto de arranque desde el que se puede ejecutar un sistema operativo, generalmente con un entorno de escritorio completo, aplicaciones, y funcionalidad esencial de hardware.</text:p>
        </text:list-item>
        <text:list-item>
          <text:p text:style-name="P4"><text:span text:style-name="T1">LiveMedium</text:span>: un término general que incluye ambos LiveCD/DVD y LiveUSB.</text:p>
        </text:list-item>
        <text:list-item>
          <text:p text:style-name="P4"><text:span text:style-name="T1">LiveUSB</text:span>: Una memoria USB sobre <text:span text:style-name="T16">la</text:span> cual un sistema operativo ha sido cargad<text:span text:style-name="T16">o</text:span> <text:span text:style-name="T16">de</text:span> tal <text:span text:style-name="T16">form</text:span>a que puede ser iniciado y ejecutado. Ver LiveDVD.</text:p>
        </text:list-item>
        <text:list-item>
          <text:p text:style-name="P4"><text:span text:style-name="T4">MAC</text:span><text:span text:style-name="T1"> address</text:span>: un<text:span text:style-name="T27">a</text:span> dirección de hardware que identifica exclusivamente cada nodo (punto de conexión) de un<text:span text:style-name="T16">a</text:span> red. Esta formado <text:span text:style-name="T16">por</text:span> una cadena de usualmente seis conjuntos de dos dígitos o caracteres, separados por dos puntos.</text:p>
        </text:list-item>
        <text:list-item>
          <text:p text:style-name="P9"><text:span text:style-name="T1">man page</text:span>: <text:span text:style-name="T16">Abreviatura</text:span> para <text:span text:style-name="T1">manual</text:span>, <text:span text:style-name="T18">las </text:span>páginas man típicamente contiene<text:span text:style-name="T16">n</text:span> información detallada acerca de opciones, argumentos, y a veces sobre como funciona <text:span text:style-name="T16">un</text:span> comando. Hasta los programas GUI frecuentemente tiene<text:span text:style-name="T16">n</text:span> una página man, detallando opciones <text:span text:style-name="T18">permitida</text:span>s en la línea de comando<text:span text:style-name="T16">s</text:span>. Disponible en el Menú Inicio teclea<text:span text:style-name="T16">ndo</text:span> un # antes <text:span text:style-name="T16">del</text:span> nombre de la página man en la casilla de <text:span text:style-name="T18">búsqueda</text:span>, por ejemplo: <text:span text:style-name="T6">#pulseaudio</text:span>.</text:p>
        </text:list-item>
        <text:list-item>
          <text:p text:style-name="P4"><text:span text:style-name="T1">MBR</text:span>: Master Boot Record=Registro de Arranque Maestro: El primer sector de 512 bytes de una unidad de disco duro de arranque. Datos especiales escritos en el MBR permiten que el BIOS de la computadora pase el proceso de arranque a una partición con un sistema operativo instalado</text:p>
        </text:list-item>
        <text:list-item>
          <text:p text:style-name="P4"><text:span text:style-name="T1">md5sum</text:span>: Un programa que calcula y verifica la integridad de datos de un <text:span text:style-name="T16">fichero</text:span>. La suma de verificación de MD5 funciona como un huella digital compact<text:span text:style-name="T17">a</text:span> de un fichero. Es extremadamente improbable que dos ficheros no idéntic<text:span text:style-name="T17">o</text:span>s ten<text:span text:style-name="T17">gan la</text:span> mism<text:span text:style-name="T17">a</text:span> suma MD5. Porque casi cualquier cambio a un fichero causa un cambio en la suma MD5, así que el MD5sum es comúnmente utilizad<text:span text:style-name="T17">o</text:span> para verifica la integridad de ficheros.</text:p>
        </text:list-item>
        <text:list-item>
          <text:p text:style-name="P4"><text:span text:style-name="T5">m</text:span><text:span text:style-name="T1">irror:</text:span>= <text:span text:style-name="T30">reflejo</text:span>: También un sitio <text:span text:style-name="T17">esp</text:span>ejo. Un copia exact<text:span text:style-name="T17">a</text:span> de otro sitio <text:span text:style-name="T17">en la </text:span>Internet, comúnmente utilizado para proveer múltiples fuentes de la mism<text:span text:style-name="T17">a</text:span> información para suministrar acceso confiable para descargas grandes.</text:p>
        </text:list-item>
        <text:list-item>
          <text:p text:style-name="P4"><text:span text:style-name="T1">module</text:span>: Los módulos son piezas de código que se pueden cargar y descargar en el kernel <text:span text:style-name="T18">bajo </text:span>demanda. Extienden la funcionalidad del núcleo sin la necesidad de reiniciar el sistema.</text:p>
        </text:list-item>
        <text:list-item>
          <text:p text:style-name="P4"><text:soft-page-break/><text:span text:style-name="T1">mountpoint</text:span>: =punt<text:span text:style-name="T19">o</text:span> de mont<text:span text:style-name="T18">aje</text:span>: El lugar en el sistema de ficheros del root donde un dispositivo fijo o removible es conectado o montado y accesible como una subcarpeta. Todo hardware de computador tiene que tener u<text:span text:style-name="T19">n</text:span> punt<text:span text:style-name="T19">o</text:span> de mont<text:span text:style-name="T19">aje</text:span> en el sistema de ficheros para ser utilizado. Muchos dispositivos estándar como el teclado, monitor y el disco duro primario están montado<text:span text:style-name="T19">s</text:span> automáticamente al inicio.</text:p>
        </text:list-item>
        <text:list-item>
          <text:p text:style-name="P4"><text:span text:style-name="T5">MTP</text:span>: significa Media Transfer Protocol=Protocolo de Transferencia de Medios y se opera al nivel de ficheros así que el dispositivo no tiene que exponer el total del dispositivo de almacenamiento. Dispositivos más viejos de Android utilizaba<text:span text:style-name="T19">n</text:span> almacenamiento masivo de USB para transferir ficheros en ambos direcciones con un computador. </text:p>
        </text:list-item>
        <text:list-item>
          <text:p text:style-name="P10"><text:span text:style-name="T1">NTFS®</text:span>: Microsoft’s New Technology File System <text:span text:style-name="T19">E</text:span>l nuevo sistema de ficheros de tecnología de Microsoft <text:span text:style-name="T19">sali</text:span>ó en 1993 <text:span text:style-name="T19">co</text:span>n <text:span text:style-name="T19">el Sistema operativo </text:span>Windows NT, orientado a redes empresariales y con revisiones incorporadas a <text:span text:style-name="T19">la</text:span> <text:bookmark text:name="result_box"/><text:span text:style-name="T20">transmisión principal</text:span> de las computadoras de escritorio del usuario de Windows en las versiones posteriores de Windows 2000. <text:span text:style-name="T19">Ha </text:span>sido el sistema de ficheros estándar desde que Windows XP se introdujo a fines de 2001. ¡La gente de Unix/Linux dice que significa=Buen intento a un Sistema de ficheros</text:p>
        </text:list-item>
        <text:list-item>
          <text:p text:style-name="P4"><text:span text:style-name="T1">open-source</text:span>: Software cuy<text:span text:style-name="T21">o</text:span> código fuente ha sido puesto disponible al publico bajo una licencia que permite <text:span text:style-name="T21">a los </text:span>individuos la libertad de modificar y redistribuir su código fuente. En algunos casos, <text:span text:style-name="T21">las </text:span>licencias de código abierto restringe la distribución de código ejecutable en binario.</text:p>
        </text:list-item>
        <text:list-item>
          <text:p text:style-name="P4"><text:span text:style-name="T1">package</text:span>:=paquete: Un paquete es un conjunto discreto, no ejecutable de datos que incluye instrucciones para el gestor de paquetes acerca de su instalación. Un paquete no siempre contiene una sola aplicación; puede contener un<text:span text:style-name="T21">a</text:span> parte de un aplicación grande, vari<text:span text:style-name="T21">a</text:span>s pequeñ<text:span text:style-name="T21">a</text:span>s utilidades, datos de tipos de letras, gráficos o ficheros de ayuda.</text:p>
        </text:list-item>
        <text:list-item>
          <text:p text:style-name="P4"><text:span text:style-name="T1">package manager</text:span>:=gestor de paquete: Un gestor de paquete como (Synaptic o Gdebi) es una colección de herramientas para automatizar el proceso de instalar, actualizar, configurar y remover paquetes de software.</text:p>
        </text:list-item>
        <text:list-item>
          <text:p text:style-name="P4"><text:span text:style-name="T1">Panel</text:span>: El panel de Xfce4, <text:span text:style-name="T22">es </text:span>altamente configurable, esta ubicado de manera predeterminada a la izquierda de la pantalla y contiene iconos de navegación, programas abiertos y notificaciones del sistema.</text:p>
        </text:list-item>
        <text:list-item>
          <text:p text:style-name="P4"><text:span text:style-name="T1">Partition Table</text:span>: La Tabla de particiones es un arquitectura de disco duro que expand<text:span text:style-name="T22">e</text:span> el viejo Master Boot Record (MBR); método de partición de disco a través de la utilización de IDentificadores Globalmente Único<text:span text:style-name="T22">s</text:span> (GUID) para permitir más <text:span text:style-name="T22">de</text:span> l<text:span text:style-name="T22">a</text:span>s original<text:span text:style-name="T22">es</text:span> cuatro particiones del disco duro.</text:p>
        </text:list-item>
        <text:list-item>
          <text:p text:style-name="P4"><text:span text:style-name="T1">persistence</text:span>: la capacidad cuando se ejecuta un LiveUSB para retener los cambios realizados durante un<text:span text:style-name="T22">a </text:span>sesión <text:span text:style-name="T22">en vivo</text:span>.</text:p>
        </text:list-item>
        <text:list-item>
          <text:p text:style-name="P4"><text:span text:style-name="T1">port</text:span>: =puerto: Una conexión virtual de datos que puede ser utilizad<text:span text:style-name="T22">a</text:span> por programas permitiendo el intercambi<text:span text:style-name="T22">o</text:span> de datos directamente, en <text:span text:style-name="T22">lugar</text:span> de tener que pasar a un <text:span text:style-name="T22">fichero</text:span> o algún otro tipo de almacenamiento temporalmente. Los Puertos tiene números asignados para protocolos especific<text:span text:style-name="T22">o</text:span>s y aplicaciones, tales como 80 para HTTP, 5190 para AIM, etcétera.</text:p>
        </text:list-item>
        <text:list-item>
          <text:p text:style-name="P4"><text:span text:style-name="T1">purge</text:span>: Un comando que remueve no solamente el paquete nombrad<text:span text:style-name="T22">o</text:span>, <text:span text:style-name="T22">sino </text:span>además cualquier fichero de configuración y datos asociad<text:span text:style-name="T22">os</text:span> con el (aunque no remueve aquellos que están en la carpeta home del usuario).</text:p>
        </text:list-item>
        <text:list-item>
          <text:p text:style-name="P4"><text:span text:style-name="T1">repo</text:span>:Una forma cort<text:span text:style-name="T22">a</text:span> de nombrar repositorio. </text:p>
        </text:list-item>
        <text:list-item>
          <text:p text:style-name="P4"><text:soft-page-break/><text:span text:style-name="T1">repository</text:span>: Un repositorio de software es una locación de almacenamiento en <text:span text:style-name="T22">Internet</text:span> desde donde <text:span text:style-name="T22">los </text:span>paquetes de <text:span text:style-name="T22">software</text:span> pueden ser descargad<text:span text:style-name="T22">os</text:span> e instalad<text:span text:style-name="T22">os</text:span> a través de un gestor de paquetes.</text:p>
        </text:list-item>
        <text:list-item>
          <text:p text:style-name="P4"><text:span text:style-name="T1">root</text:span>: Root tiene dos significados en un sistema operativo de UNIX/Linux; están conectad<text:span text:style-name="T22">os</text:span> íntimamente, pero la distinción es importante <text:span text:style-name="T22">para</text:span> entender.</text:p>
          <text:list>
            <text:list-item>
              <text:p text:style-name="P11">El <text:span text:style-name="T1">sistema de ficheros del root</text:span> es la estructura lógica básica de todos los ficheros que operan el sistema <text:span text:style-name="T23">y </text:span>puede acceder, <text:span text:style-name="T22">ya</text:span> sea<text:span text:style-name="T22">n</text:span> programas, procesos, pipes=tubos o datos. Debe seguir el Estándar de <text:span text:style-name="T22">J</text:span>erarquía del Sistema de ficheros de Unix, <text:span text:style-name="T22">el </text:span>cual especifica en qué parte de la jerarquía localiza todos los tipos de ficheros.</text:p>
            </text:list-item>
            <text:list-item>
              <text:p text:style-name="P4">El <text:span text:style-name="T1">usuario root</text:span> es el dueño del sistema de ficheros de root —y así tiene todos los permisos necesarios para hacer cualquier cosa a cualquier <text:span text:style-name="T23">fichero</text:span>. Aunque es necesari<text:span text:style-name="T23">o</text:span> a veces asumir los <text:span text:style-name="T23">roles</text:span> del <text:span text:style-name="T1">/root user/=/usuario raíz/</text:span> para instalar o configurar programas, es peligroso y viola la estructura básica de seguridad de Unix/Linux <text:span text:style-name="T23">al</text:span> hacer <text:span text:style-name="T24">iniciar sesión</text:span> y operar como /root/ si <text:span text:style-name="T23">esto </text:span>no es absolutamente necesario. Dentro <text:span text:style-name="T23">de </text:span>un<text:span text:style-name="T23">a</text:span> interfaz de la línea de comando<text:span text:style-name="T23">s</text:span>, un usuario normal puede v<text:span text:style-name="T23">olverse</text:span> root temporalmente a través de ejecutar el comando <text:span text:style-name="T1">su</text:span> y después teclear <text:span text:style-name="T23">la</text:span> clave de root.</text:p>
            </text:list-item>
          </text:list>
        </text:list-item>
        <text:list-item>
          <text:p text:style-name="P4"><text:span text:style-name="T1">runlevel</text:span>: =nivel de ejecución: es un estado de operación predeterminad<text:span text:style-name="T23">o</text:span> en un sistema operativo basado en Unix. Un sistema puede ser iniciado en uno de varios niveles de ejecución, cada un<text:span text:style-name="T23">o</text:span> representad<text:span text:style-name="T23">o</text:span> por un solo dígito integral. Cada nivel de ejecución designa un<text:span text:style-name="T23">a</text:span> diferente configuración del sistema y permite acceso a un<text:span text:style-name="T23">a</text:span> diferente combinación de procesos (por ejemplo, instancias de programas <text:span text:style-name="T23">en </text:span>ejecu<text:span text:style-name="T23">ción</text:span>). Ver Sección 7.5.</text:p>
        </text:list-item>
        <text:list-item>
          <text:p text:style-name="P12"><text:span text:style-name="T1">script</text:span>: Un fichero de texto ejecutable, que contiene comandos en un lenguaje interpretado. Por lo general, se refiere a los scripts de BASH que se utilizan ampliamente "bajo el capó" de<text:span text:style-name="T24">l</text:span> Sistema operativo Linux, pero también se pueden usar otros lenguajes.</text:p>
        </text:list-item>
        <text:list-item>
          <text:p text:style-name="P4"><text:span text:style-name="T1">session</text:span>: Un sesión de <text:span text:style-name="T24">inicio</text:span> es el periodo de actividad entre la entrada/login y la salida/logout del sistema. En MX Linux, est<text:span text:style-name="T24">o</text:span> típicamente indica la vida del proceso de un usuario (el código de programa y su actividad actual) que Xfce invoca.</text:p>
        </text:list-item>
        <text:list-item>
          <text:p text:style-name="P4"><text:span text:style-name="T1">SSD</text:span>: Un<text:span text:style-name="T24">a</text:span> unidad de estado sólido (SSD) es un dispositivo de almacenamiento no <text:span text:style-name="T24">giratorio</text:span> que almacena datos en memoria flash de estado solido.</text:p>
        </text:list-item>
        <text:list-item>
          <text:p text:style-name="P4"><text:span text:style-name="T1">source code</text:span>: =código fuente: El código legible por human<text:span text:style-name="T25">o</text:span>s en que <text:span text:style-name="T25">el </text:span>software esta escrito antes de ser ensamblado o compilado a código de lenguaje de máquina.</text:p>
        </text:list-item>
        <text:list-item>
          <text:p text:style-name="P4"><text:span text:style-name="T1">switch</text:span>: =opción: Un conmutador (también /bandera/, /opción/ o /parámetro/) es un modificador agregad<text:span text:style-name="T25">o</text:span> a un comando para cambi<text:span text:style-name="T25">ar</text:span> su comportamiento. Un ejemplo común es <text:span text:style-name="T1">-R </text:span>(recursivo), que indica al computador <text:span text:style-name="T25">que</text:span> llev<text:span text:style-name="T25">e</text:span> el comando hasta l<text:span text:style-name="T25">a</text:span>s subcarpetas.</text:p>
        </text:list-item>
        <text:list-item>
          <text:p text:style-name="P4"><text:span text:style-name="T1">symlink</text:span>: También enlace simbólico y enlace suave. Un <text:span text:style-name="T25">fichero</text:span> especial que apunta a otro <text:span text:style-name="T25">fichero</text:span> o carpeta pero no direct<text:span text:style-name="T25">o</text:span> a los datos. Permite <text:span text:style-name="T25">a</text:span>l mismo <text:span text:style-name="T25">fichero</text:span> tener diferentes nombres y/o locaciones.</text:p>
        </text:list-item>
        <text:list-item>
          <text:p text:style-name="P4"><text:span text:style-name="T1">tarball</text:span>: Un formato de compresión, como zip, tgz que son populares en <text:span text:style-name="T26">la </text:span>plataforma Linux. A diferencia de ficheros zip, los tarballs puede utilizar uno de varios tipos de formato de compresión, como gzip o bzip2. Usualmente termina en extensiones de ficheros como *.tgz, *.tar.gz, o *.tar.bz2. <text:line-break/><text:soft-page-break/>Muchos formatos de compresión están soportado en MX Linux a través de una aplicación gráfica llamada Gestor de Ficheros. Usualmente un fichero puede ser extraído simplemente <text:span text:style-name="T26">con</text:span> un clic derech<text:span text:style-name="T26">o</text:span> en el fichero en Thunar.</text:p>
        </text:list-item>
        <text:list-item>
          <text:p text:style-name="P4"><text:span text:style-name="T1">Unix</text:span>: También UNIX. El sistema operativo que fue el modelo para el desarrollo de Linux. Unix fue desarrollad<text:span text:style-name="T26">o</text:span> en los últimos años de 1960 en Bell Labs y fue usado principalmente para servidores y computadores centrales. Como Linux, Unix tiene muchas variaciones.</text:p>
        </text:list-item>
        <text:list-item>
          <text:p text:style-name="P4"><text:span text:style-name="T1">UUID (Universally Unique IDentifier)</text:span> = IDentificador Universalmente Único). Un identificador universalmente único (UUID) es un número de 128 bits que identifica objetos o datos únicos en Internet.</text:p>
        </text:list-item>
        <text:list-item>
          <text:p text:style-name="P4"><text:span text:style-name="T1">window manager</text:span>: = Gestor de Ventana: Un componente de un ambiente de escritorio que prove<text:span text:style-name="T26">e</text:span> las funciones básicas de maximizar/minimizar/cerrar/mover ventanas en el ambiente gráfico GUI. A veces puede ser utilizado como alternativa a un ambiente de escritorio completo. En MX Linux, el gestor de ventana de manera predeterminado es Xfce4.</text:p>
        </text:list-item>
        <text:list-item>
          <text:p text:style-name="P3"><text:span text:style-name="T1">X</text:span>: También X11, xorg. El Sistema de Ventana X es un protocolo de redes y monitores que provee ventanas en monitores de bitmaps. Se provee el estándar kit de herramientas y protocolo para construir interfaces gráficas de usuario (GUI) en sistemas operativos basad<text:span text:style-name="T26">o</text:span>s en Unix y OpenVMS, y es soportado por casi todos los demás sistemas operativos modern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Thorndale" svg:font-family="Thorndale" style:font-family-generic="roman"/>
    <style:font-face style:name="Arial Black" svg:font-family="'Arial Black'"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fo:background-color="transparen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_20_left" style:display-name="Footer left" style:family="paragraph" style:parent-style-name="Standard" style:class="extra">
      <style:paragraph-properties fo:margin-top="0.0783in" fo:margin-bottom="0.0783in" loext:contextual-spacing="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10:19:56.053782062</meta:creation-date>
    <meta:generator>LibreOffice/5.4.4.2$Linux_X86_64 LibreOffice_project/2524958677847fb3bb44820e40380acbe820f960</meta:generator>
    <dc:date>2018-02-28T20:16:27.097151311</dc:date>
    <meta:editing-duration>PT2H6M6S</meta:editing-duration>
    <meta:editing-cycles>30</meta:editing-cycles>
    <meta:document-statistic meta:table-count="0" meta:image-count="0" meta:object-count="0" meta:page-count="6" meta:paragraph-count="64" meta:word-count="2856" meta:character-count="17852" meta:non-whitespace-character-count="15114"/>
  </office:meta>
</office:document-meta>
</file>